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" manifest:full-path="Pictures/20000007000026E9000000F183E77817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0138in" fo:orphans="2" fo:widows="2"/>
    </style:style>
    <style:style style:name="P2" style:family="paragraph" style:parent-style-name="Footer">
      <style:paragraph-properties style:line-height-at-least="0.1665in" fo:orphans="2" fo:widows="2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top="0in" fo:margin-bottom="0in" fo:orphans="2" fo:widows="2"/>
    </style:style>
    <style:style style:name="P4" style:family="paragraph" style:parent-style-name="code">
      <style:paragraph-properties fo:orphans="2" fo:widows="2"/>
    </style:style>
    <style:style style:name="P5" style:family="paragraph" style:parent-style-name="Heading1_20_Without_20_Numbering" style:master-page-name="Appendix">
      <style:paragraph-properties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-0.0008in" fo:margin-right="-0.0008in" fo:margin-top="0in" fo:margin-bottom="0in" style:wrap="none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6.4996in" svg:height="0.135in" svg:x="-2.375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2.7913in" svg:height="0.135in" svg:x="-2.3752in" svg:y="0in">
        <draw:image xlink:href="Pictures/2000000700000FB5000000C94FDA4EAC.wmf" xlink:type="simple" xlink:show="embed" xlink:actuate="onLoad">
          <text:p/>
        </draw:image>
      </draw:frame>
      <text:list xml:id="list146727951534977598" text:style-name="Appendix_20_Numbering">
        <text:list-item>
          <text:p text:style-name="P5">XML Schema for jdoquery.xml</text:p>
        </text:list-item>
      </text:list>
      <text:p text:style-name="P4">&lt;?xml version=”1.0” encoding=”UTF-8”?&gt;</text:p>
      <text:p text:style-name="P4">&lt;xs:schema targetNamespace=”http://java.sun.com/xml/ns/jdo/jdoquery”</text:p>
      <text:p text:style-name="P4"><text:s text:c="11"/>xmlns=”http://java.sun.com/xml/ns/jdo/jdoquery”</text:p>
      <text:p text:style-name="P4"><text:s text:c="11"/>xmlns:xs=”http://www.w3.org/2001/XMLSchema”</text:p>
      <text:p text:style-name="P4"><text:s text:c="11"/>version=”3.0”&gt;</text:p>
      <text:p text:style-name="P4"><text:s text:c="4"/>&lt;xs:element name=”jdoquery”&gt;</text:p>
      <text:p text:style-name="P4"><text:s text:c="8"/>&lt;xs:complexType&gt;</text:p>
      <text:p text:style-name="P4"><text:s text:c="12"/>&lt;xs:choice maxOccurs=”unbounded”&gt;</text:p>
      <text:p text:style-name="P4"><text:s text:c="16"/>&lt;xs:element ref=”extension”/&gt;</text:p>
      <text:p text:style-name="P4"><text:s text:c="16"/>&lt;xs:element ref=”package”/&gt;</text:p>
      <text:p text:style-name="P4"><text:s text:c="16"/>&lt;xs:element ref=”query”/&gt;</text:p>
      <text:p text:style-name="P4"><text:s text:c="12"/>&lt;/xs:choice&gt;</text:p>
      <text:p text:style-name="P4"><text:s text:c="8"/>&lt;/xs:complexType&gt;</text:p>
      <text:p text:style-name="P4"><text:s text:c="4"/>&lt;/xs:element&gt;</text:p>
      <text:p text:style-name="P4"><text:s text:c="4"/>&lt;xs:element name=”package”&gt;</text:p>
      <text:p text:style-name="P4"><text:s text:c="8"/>&lt;xs:complexType&gt;</text:p>
      <text:p text:style-name="P4"><text:s text:c="12"/>&lt;xs:choice maxOccurs=”unbounded”&gt;</text:p>
      <text:p text:style-name="P4"><text:s text:c="16"/>&lt;xs:element ref=”extension”/&gt;</text:p>
      <text:p text:style-name="P4"><text:s text:c="16"/>&lt;xs:element ref=”interface”/&gt;</text:p>
      <text:p text:style-name="P4"><text:s text:c="16"/>&lt;xs:element ref=”class”/&gt;</text:p>
      <text:p text:style-name="P4"><text:s text:c="12"/>&lt;/xs:choice&gt;</text:p>
      <text:p text:style-name="P4"><text:s text:c="12"/>&lt;xs:attributeGroup ref=”attlist.package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package”&gt;</text:p>
      <text:p text:style-name="P4"><text:s text:c="8"/>&lt;xs:attribute name=”name” default=””/&gt;</text:p>
      <text:p text:style-name="P4"><text:s text:c="4"/>&lt;/xs:attributeGroup&gt;</text:p>
      <text:p text:style-name="P4"><text:s text:c="4"/>&lt;xs:element name=”interface”&gt;</text:p>
      <text:p text:style-name="P4"><text:s text:c="8"/>&lt;xs:complexType&gt;</text:p>
      <text:p text:style-name="P4"><text:s text:c="12"/>&lt;xs:choice minOccurs=”0” maxOccurs=”unbounded”&gt;</text:p>
      <text:p text:style-name="P4"><text:s text:c="16"/>&lt;xs:element ref=”extension”/&gt;</text:p>
      <text:p text:style-name="P4"><text:s text:c="16"/>&lt;xs:element ref=”query”/&gt;</text:p>
      <text:p text:style-name="P4"><text:s text:c="12"/>&lt;/xs:choice&gt;</text:p>
      <text:p text:style-name="P4"><text:s text:c="12"/>&lt;xs:attributeGroup ref=”attlist.interface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interface”&gt;</text:p>
      <text:p text:style-name="P4"><text:s text:c="8"/>&lt;xs:attribute name=”name” use=”required”/&gt;</text:p>
      <text:p text:style-name="P4"><text:s text:c="4"/>&lt;/xs:attributeGroup&gt;</text:p>
      <text:p text:style-name="P4"><text:s text:c="4"/>&lt;xs:element name=”class”&gt;</text:p>
      <text:p text:style-name="P4"><text:s text:c="8"/>&lt;xs:complexType&gt;</text:p>
      <text:p text:style-name="P4"><text:s text:c="12"/>&lt;xs:choice minOccurs=”0” maxOccurs=”unbounded”&gt;</text:p>
      <text:p text:style-name="P4"><text:s text:c="16"/>&lt;xs:element ref=”extension”/&gt;</text:p>
      <text:p text:style-name="P4"><text:s text:c="16"/>&lt;xs:element ref=”query”/&gt;</text:p>
      <text:p text:style-name="P4"><text:s text:c="12"/>&lt;/xs:choice&gt;</text:p>
      <text:p text:style-name="P4"><text:s text:c="12"/>&lt;xs:attributeGroup ref=”attlist.class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class”&gt;</text:p>
      <text:p text:style-name="P4"><text:s text:c="8"/>&lt;xs:attribute name=”name” use=”required”/&gt;</text:p>
      <text:p text:style-name="P4"><text:s text:c="4"/>&lt;/xs:attributeGroup&gt;</text:p>
      <text:p text:style-name="P4"><text:s text:c="4"/>&lt;xs:element name=”query”&gt;</text:p>
      <text:p text:style-name="P4"><text:s text:c="8"/>&lt;xs:complexType mixed=”true”&gt;</text:p>
      <text:p text:style-name="P4"><text:soft-page-break/><text:s text:c="12"/>&lt;xs:sequence&gt;</text:p>
      <text:p text:style-name="P4"><text:s text:c="16"/>&lt;xs:element minOccurs=”0” maxOccurs=”unbounded” ref=”extension”/&gt;</text:p>
      <text:p text:style-name="P4"><text:s text:c="12"/>&lt;/xs:sequence&gt;</text:p>
      <text:p text:style-name="P4"><text:s text:c="12"/>&lt;xs:attributeGroup ref=”attlist.query”/&gt;</text:p>
      <text:p text:style-name="P4"><text:s text:c="8"/>&lt;/xs:complexType&gt;</text:p>
      <text:p text:style-name="P4"><text:s text:c="4"/>&lt;/xs:element&gt;</text:p>
      <text:p text:style-name="P4"><text:s text:c="4"/>&lt;xs:attributeGroup name=”attlist.query”&gt;</text:p>
      <text:p text:style-name="P4"><text:s text:c="8"/>&lt;xs:attribute name=”name” use=”required”/&gt;</text:p>
      <text:p text:style-name="P4"><text:s text:c="8"/>&lt;xs:attribute name=”language”/&gt;</text:p>
      <text:p text:style-name="P4"><text:s text:c="8"/>&lt;xs:attribute name=”unmodifiable” default=”false”&gt;</text:p>
      <text:p text:style-name="P4"><text:s text:c="12"/>&lt;xs:simpleType&gt;</text:p>
      <text:p text:style-name="P4"><text:s text:c="16"/>&lt;xs:restriction base=”xs:token”&gt;</text:p>
      <text:p text:style-name="P4"><text:s text:c="20"/>&lt;xs:enumeration value=”true”/&gt;</text:p>
      <text:p text:style-name="P4"><text:s text:c="20"/>&lt;xs:enumeration value=”false”/&gt;</text:p>
      <text:p text:style-name="P4"><text:s text:c="16"/>&lt;/xs:restriction&gt;</text:p>
      <text:p text:style-name="P4"><text:s text:c="12"/>&lt;/xs:simpleType&gt;</text:p>
      <text:p text:style-name="P4"><text:s text:c="8"/>&lt;/xs:attribute&gt;</text:p>
      <text:p text:style-name="P4"><text:s text:c="8"/>&lt;xs:attribute name=”unique”&gt;</text:p>
      <text:p text:style-name="P4"><text:s text:c="12"/>&lt;xs:simpleType&gt;</text:p>
      <text:p text:style-name="P4"><text:s text:c="16"/>&lt;xs:restriction base=”xs:token”&gt;</text:p>
      <text:p text:style-name="P4"><text:s text:c="20"/>&lt;xs:enumeration value=”true”/&gt;</text:p>
      <text:p text:style-name="P4"><text:s text:c="20"/>&lt;xs:enumeration value=”false”/&gt;</text:p>
      <text:p text:style-name="P4"><text:s text:c="16"/>&lt;/xs:restriction&gt;</text:p>
      <text:p text:style-name="P4"><text:s text:c="12"/>&lt;/xs:simpleType&gt;</text:p>
      <text:p text:style-name="P4"><text:s text:c="8"/>&lt;/xs:attribute&gt;</text:p>
      <text:p text:style-name="P4"><text:s text:c="8"/>&lt;xs:attribute name=”result-class”/&gt;</text:p>
      <text:p text:style-name="P4"><text:s text:c="8"/>&lt;xs:attribute name=”datastore-read-timeout-millis”/&gt;</text:p>
      <text:p text:style-name="P4"><text:s text:c="8"/>&lt;xs:attribute name=”datastore-write-timeout-millis”/&gt;</text:p>
      <text:p text:style-name="P4"><text:s text:c="4"/>&lt;/xs:attributeGroup&gt;</text:p>
      <text:p text:style-name="P4"><text:s text:c="4"/>&lt;xs:element name=”extension”&gt;</text:p>
      <text:p text:style-name="P4"><text:s text:c="8"/>&lt;xs:complexType&gt;</text:p>
      <text:p text:style-name="P4"><text:s text:c="12"/>&lt;xs:complexContent&gt;</text:p>
      <text:p text:style-name="P4"><text:s text:c="16"/>&lt;xs:extension base=”any”&gt;</text:p>
      <text:p text:style-name="P4"><text:s text:c="20"/>&lt;xs:attributeGroup ref=”attlist.extension”/&gt;</text:p>
      <text:p text:style-name="P4"><text:s text:c="16"/>&lt;/xs:extension&gt;</text:p>
      <text:p text:style-name="P4"><text:s text:c="12"/>&lt;/xs:complexContent&gt;</text:p>
      <text:p text:style-name="P4"><text:s text:c="8"/>&lt;/xs:complexType&gt;</text:p>
      <text:p text:style-name="P4"><text:s text:c="4"/>&lt;/xs:element&gt;</text:p>
      <text:p text:style-name="P4"><text:s text:c="4"/>&lt;xs:attributeGroup name=”attlist.extension”&gt;</text:p>
      <text:p text:style-name="P4"><text:s text:c="8"/>&lt;xs:attribute name=”vendor-name” use=”required”/&gt;</text:p>
      <text:p text:style-name="P4"><text:s text:c="8"/>&lt;xs:attribute name=”key”/&gt;</text:p>
      <text:p text:style-name="P4"><text:s text:c="8"/>&lt;xs:attribute name=”value”/&gt;</text:p>
      <text:p text:style-name="P4"><text:s text:c="4"/>&lt;/xs:attributeGroup&gt;</text:p>
      <text:p text:style-name="P4"><text:s text:c="4"/>&lt;xs:complexType name=”any” mixed=”true”&gt;</text:p>
      <text:p text:style-name="P4"><text:s text:c="8"/>&lt;xs:sequence&gt;</text:p>
      <text:p text:style-name="P4"><text:s text:c="12"/>&lt;xs:any minOccurs=”0” maxOccurs=”unbounded” processContents=”skip”/&gt;</text:p>
      <text:p text:style-name="P4"><text:s text:c="8"/>&lt;/xs:sequence&gt;</text:p>
      <text:p text:style-name="P4"><text:s text:c="4"/>&lt;/xs:complexType&gt;</text:p>
      <text:p text:style-name="P4">&lt;/xs:schema&gt;</text:p>
      <text:p text:style-name="P3"><draw:frame draw:style-name="fr1" draw:name="Frame2" text:anchor-type="paragraph" svg:x="0.0008in" svg:y="10.478in" svg:width="6.5in" draw:z-index="14"><draw:text-box fo:min-height="0.0161in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.139in" fo:text-indent="0in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.139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.139in" style:line-height-at-leas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0.0138in" fo:orphans="2" fo:widows="2"/>
    </style:style>
    <style:style style:name="MP2" style:family="paragraph" style:parent-style-name="Footer">
      <style:paragraph-properties style:line-height-at-least="0.1665in" fo:orphans="2" fo:widows="2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6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6.9165in" svg:height="0.1665in" draw:z-index="0"><draw:image xlink:href="Pictures/20000007000026E9000000F183E77817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</meta:editing-cycles>
    <meta:creation-date>2012-06-24T14:13:46.30</meta:creation-date>
    <meta:editing-duration>PT4M25S</meta:editing-duration>
    <meta:generator>OpenOffice.org/3.4$Win32 OpenOffice.org_project/340m1$Build-9590</meta:generator>
    <dc:title>JDO_Chapter</dc:title>
    <dc:date>2012-08-23T20:39:01.81</dc:date>
    <meta:document-statistic meta:table-count="0" meta:image-count="1" meta:object-count="0" meta:page-count="2" meta:paragraph-count="105" meta:word-count="182" meta:character-count="38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